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 style:list-style-name="WWNum1"/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Text_20_body">
      <style:paragraph-properties fo:margin-left="0cm" fo:margin-right="0cm" fo:line-height="115%" fo:text-align="start" style:justify-single-word="false" fo:orphans="2" fo:widows="2" fo:text-indent="0cm" style:auto-text-indent="false" style:writing-mode="lr-tb"/>
    </style:style>
    <style:style style:name="T1" style:family="text">
      <style:text-properties fo:font-variant="normal" fo:text-transform="none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 style:font-size-asian="12pt" style:font-style-asian="normal" style:font-weight-asian="normal" style:font-size-complex="12pt"/>
    </style:style>
    <style:style style:name="T3" style:family="text">
      <style:text-properties fo:font-variant="normal" fo:text-transform="none" style:use-window-font-color="true" loext:opacity="0%" style:font-name="Liberation Serif" fo:font-size="12pt" fo:letter-spacing="normal" fo:font-style="normal" fo:font-weight="bold" style:font-size-asian="12pt" style:font-style-asian="normal" style:font-weight-asian="bold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98790654" text:style-name="WWNum1">
        <text:list-item>
          <text:p text:style-name="P1">Estándares de codificación java </text:p>
        </text:list-item>
      </text:list>
      <text:p text:style-name="P2"><text:span text:style-name="T1">Codificación de normas y convenciones de los lenguajes de programación como Java están diseñados para mejorar la calidad y la fiabilidad de las aplicaciones creadas con esos idiomas. Proyectos de Java son a menudo grandes , con diversos componentes trabajada por una serie de diferentes desarrolladores . Tener un conjunto compartido de prácticas significa que los desarrolladores pueden trabajar con el código de todo el mundo con mayor eficacia , ya que el código es claro y fácil de leer. Asignación de nombres</text:span></text:p>
      <text:p text:style-name="P3"><text:span text:style-name="T2">convenciones de Java dictan determinadas normas para nombrar los elementos del programa , tales como variables , clases, objetos , paquetes y las interfaces entre otros. CamelCase se utiliza en la mayoría de los casos, como en los siguientes ejemplos :</text:span></text:p>
      <text:p text:style-name="P3"><text:span text:style-name="T3">//Nombres Genéricos iniciar mayúsculas</text:span></text:p>
      <text:p text:style-name="P3"><text:span text:style-name="T2">clase MyClass</text:span></text:p>
      <text:p text:style-name="P3"><text:span text:style-name="T3">//Variables comienzan minúsculas</text:span></text:p>
      <text:p text:style-name="P3"><text:span text:style-name="T2">objeto unObjeto</text:span></text:p>
      <text:p text:style-name="P3"><text:span text:style-name="T2">En general , utilice nombres significativos , por ejemplo, " counter" en lugar de " c" para que las personas (incluido usted ) para leer su código pueden entender más fácilmente.</text:span></text:p>
      <text:p text:style-name="P3"><text:line-break/><text:span text:style-name="T3">sangría</text:span></text:p>
      <text:p text:style-name="P3"><text:span text:style-name="T2">sangría es uno de los elementos clave de programación que hace el código más fácil de leer . La sangría debe generalmente reflejan las estructuras lógicas en un programa, y ayuda a identificar la información de un vistazo , por ejemplo , el alcance de las variables . Convenciones de Java también dictan que rompe deben ocurrir dentro de las líneas ajustadas de código, los saltos de línea preferentes que ocurran después de las comas y antes de que los operadores de la siguiente manera :</text:span></text:p>
      <text:p text:style-name="P3"><text:span text:style-name="T2">aMethod ( parameterOne , parameterTwo ,</text:span></text:p>
      <text:p text:style-name="P3"><text:span text:style-name="T2">parameterThree ) ;</text:span></text:p>
      <text:p text:style-name="P3"><text:span text:style-name="T2">int respuesta = itemOne + itemTwo</text:span></text:p>
      <text:p text:style-name="P3"><text:span text:style-name="T2">itemThree ; .</text:span></text:p>
      <text:p text:style-name="P3"><text:span text:style-name="T2">Los segundas líneas en estos casos lo ideal sería llegar a los ocho espacios</text:span><text:line-break/><text:line-break/><text:span text:style-name="T3">comentarios</text:span></text:p>
      <text:p text:style-name="P3"><text:span text:style-name="T2">El uso de los comentarios que hace todo el código más fácil de trabajar, sobre todo si los algoritmos largos o complejos están involucrados. Los comentarios de código de acuerdo con convenciones de Java deben ser incluidos antes de declaraciones de variables clave , los métodos , las clases y las estructuras largas , así como dentro de todos estos . Use las dos observaciones individuales y varias líneas , que se producen en sus propias líneas o al final de las líneas de código :</text:span></text:p>
      <text:p text:style-name="P3"><text:span text:style-name="T2">/* por</text:span></text:p>
      <text:p text:style-name="P3"><text:span text:style-name="T2">* Este es un comentario en un bloque</text:span></text:p>
      <text:p text:style-name="P3"><text:soft-page-break/><text:span text:style-name="T2">* /foto</text:span></text:p>
      <text:p text:style-name="P3"><text:span text:style-name="T2">//Esto es una sola línea de comentario</text:span></text:p>
      <text:p text:style-name="P3"><text:span text:style-name="T2">int contador = 0 ; //se trata de obtener información adicional acerca de la línea de código</text:span><text:line-break/><text:span text:style-name="T2">Documentación &lt; br &gt;</text:span></text:p>
      <text:p text:style-name="P3"><text:span text:style-name="T2">crear documentación de Java principalmente mediante el uso de las instalaciones de Javadoc , que genera los documentos HTML recursos de Java más estándar y el uso de aplicaciones, incluyendo la propia lengua. Crear contenido Javadoc del código fuente mediante comentarios Javadoc :</text:span></text:p>
      <text:p text:style-name="P3"><text:span text:style-name="T2">/**</text:span></text:p>
      <text:p text:style-name="P3"><text:line-break/><text:span text:style-name="T2">* Este es un comentario Javadoc</text:span></text:p>
      <text:p text:style-name="P3"><text:span text:style-name="T2">* - anote el doble asterisco para comenzar</text:span><text:line-break/><text:span text:style-name="T2">&lt; p&gt; * /foto</text:span></text:p>
      <text:p text:style-name="P3"><text:span text:style-name="T2">Cuando los desarrolladores están trabajando con código desarrollado por alguien más, su primer punto de referencia suele ser el Javadoc , ya que proporciona una visión general de los recursos sin tener que leer realmente el propio código.</text:span><text:line-break/><text:span text:style-name="T2">Program Design</text:span></text:p>
      <text:p text:style-name="P3"><text:span text:style-name="T2">Hay muchas convenciones y normas para los detalles de implementación dentro de los programas de Java . Un ejemplo de ello es el enfoque de proporcionar acceso a las variables de una clase de código externo . (Ver Referencias 4 ) Generalmente se recomienda mantener las variables de clase privada y facilitar el acceso a ellos utilizando métodos públicos. Por ejemplo, si una clase tiene una cadena de texto variable de instancia denominada " somedata " podría tener un método de proporcionar acceso a la misma desde la aplicación en otro lugar :</text:span></text:p>
      <text:p text:style-name="P3"><text:span text:style-name="T2">public string getData () {return somedata ;}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27T23:10:29.548000000</dc:date>
    <meta:editing-duration>PT36S</meta:editing-duration>
    <meta:editing-cycles>1</meta:editing-cycles>
    <meta:document-statistic meta:table-count="0" meta:image-count="0" meta:object-count="0" meta:page-count="2" meta:paragraph-count="28" meta:word-count="618" meta:character-count="3658" meta:non-whitespace-character-count="3063"/>
    <meta:generator>LibreOffice/7.0.4.2$Windows_X86_64 LibreOffice_project/dcf040e67528d9187c66b2379df5ea4407429775</meta:generator>
  </office:meta>
</office:document-meta>
</file>